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2-12-1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2-03-2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25888" calcext:value-type="float">
            <text:p>-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1-09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93976" calcext:value-type="float">
            <text:p>-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1-03-08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0676" calcext:value-type="float">
            <text:p>-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1-01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45216" calcext:value-type="float">
            <text:p>-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0-09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3704" calcext:value-type="float">
            <text:p>-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0-06-18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42592" calcext:value-type="float">
            <text:p>-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20-03-1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007816" calcext:value-type="float">
            <text:p>-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9-12-1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51532" calcext:value-type="float">
            <text:p>-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9-09-2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5952" calcext:value-type="float">
            <text:p>-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9-03-2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55528" calcext:value-type="float">
            <text:p>-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8-12-1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725632" calcext:value-type="float">
            <text:p>-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8-09-25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41128" calcext:value-type="float">
            <text:p>-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8-06-2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00248" calcext:value-type="float">
            <text:p>-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8-03-1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572976" calcext:value-type="float">
            <text:p>-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8-01-0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289512" calcext:value-type="float">
            <text:p>-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7-09-28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725632" calcext:value-type="float">
            <text:p>-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7-03-2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572976" calcext:value-type="float">
            <text:p>-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6-12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149304" calcext:value-type="float">
            <text:p>-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6-09-21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19832" calcext:value-type="float">
            <text:p>-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6-03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417272" calcext:value-type="float">
            <text:p>-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5-12-1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713184" calcext:value-type="float">
            <text:p>-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5-09-2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725632" calcext:value-type="float">
            <text:p>-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5-03-05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261568" calcext:value-type="float">
            <text:p>-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4-12-2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55748" calcext:value-type="float">
            <text:p>-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4-06-05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43688" calcext:value-type="float">
            <text:p>-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4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541984" calcext:value-type="float">
            <text:p>-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3-12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837896" calcext:value-type="float">
            <text:p>-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3-09-1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86704" calcext:value-type="float">
            <text:p>-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3-06-20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9936" calcext:value-type="float">
            <text:p>-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3-03-0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615136" calcext:value-type="float">
            <text:p>-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2-12-05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261568" calcext:value-type="float">
            <text:p>-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2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784568" calcext:value-type="float">
            <text:p>-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2-06-0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01776" calcext:value-type="float">
            <text:p>-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2-03-0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965656" calcext:value-type="float">
            <text:p>-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1-12-16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13968" calcext:value-type="float">
            <text:p>-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1-09-2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133808" calcext:value-type="float">
            <text:p>-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1-06-02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29536" calcext:value-type="float">
            <text:p>-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1-03-03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19224" calcext:value-type="float">
            <text:p>-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0-12-0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965656" calcext:value-type="float">
            <text:p>-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0-09-2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051256" calcext:value-type="float">
            <text:p>-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0-06-24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9936" calcext:value-type="float">
            <text:p>-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10-03-04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09952" calcext:value-type="float">
            <text:p>-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9-12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965656" calcext:value-type="float">
            <text:p>-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9-10-01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627584" calcext:value-type="float">
            <text:p>-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9-03-05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6352" calcext:value-type="float">
            <text:p>-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9-01-2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19224" calcext:value-type="float">
            <text:p>-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8-09-1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837896" calcext:value-type="float">
            <text:p>-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8-06-26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19224" calcext:value-type="float">
            <text:p>-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8-03-2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431488" calcext:value-type="float">
            <text:p>-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7-12-20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88232" calcext:value-type="float">
            <text:p>-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7-09-20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01776" calcext:value-type="float">
            <text:p>-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7-06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797504" calcext:value-type="float">
            <text:p>-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7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922216" calcext:value-type="float">
            <text:p>-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6-12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18128" calcext:value-type="float">
            <text:p>-29.2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6-09-2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05864" calcext:value-type="float">
            <text:p>-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6-06-08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669744" calcext:value-type="float">
            <text:p>-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6-03-02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62424" calcext:value-type="float">
            <text:p>-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5-12-15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358336" calcext:value-type="float">
            <text:p>-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5-09-29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24776" calcext:value-type="float">
            <text:p>-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5-03-1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626304" calcext:value-type="float">
            <text:p>-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4-12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275784" calcext:value-type="float">
            <text:p>-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4-09-09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20688" calcext:value-type="float">
            <text:p>-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4-03-0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4706" calcext:value-type="float">
            <text:p>-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3-12-04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49976" calcext:value-type="float">
            <text:p>-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3-09-2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3704" calcext:value-type="float">
            <text:p>-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3-03-1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894272" calcext:value-type="float">
            <text:p>-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2-12-0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754064" calcext:value-type="float">
            <text:p>-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2-09-1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839176" calcext:value-type="float">
            <text:p>-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2-06-06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894272" calcext:value-type="float">
            <text:p>-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2-03-14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59836" calcext:value-type="float">
            <text:p>-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1-1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3448" calcext:value-type="float">
            <text:p>-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1-09-20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766512" calcext:value-type="float">
            <text:p>-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1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75432" calcext:value-type="float">
            <text:p>-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1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262848" calcext:value-type="float">
            <text:p>-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7274" calcext:value-type="float">
            <text:p>-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09952" calcext:value-type="float">
            <text:p>-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0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091648" calcext:value-type="float">
            <text:p>-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0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200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6352" calcext:value-type="float">
            <text:p>-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9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51404" calcext:value-type="float">
            <text:p>-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69072" calcext:value-type="float">
            <text:p>-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9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937712" calcext:value-type="float">
            <text:p>-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8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373832" calcext:value-type="float">
            <text:p>-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92744" calcext:value-type="float">
            <text:p>-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7274" calcext:value-type="float">
            <text:p>-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922216" calcext:value-type="float">
            <text:p>-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7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07792" calcext:value-type="float">
            <text:p>-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7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922216" calcext:value-type="float">
            <text:p>-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358336" calcext:value-type="float">
            <text:p>-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6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8152" calcext:value-type="float">
            <text:p>-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6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981152" calcext:value-type="float">
            <text:p>-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656016" calcext:value-type="float">
            <text:p>-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5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951928" calcext:value-type="float">
            <text:p>-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5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5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2232" calcext:value-type="float">
            <text:p>-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1376" calcext:value-type="float">
            <text:p>-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4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528" calcext:value-type="float">
            <text:p>-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4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669744" calcext:value-type="float">
            <text:p>-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576" calcext:value-type="float">
            <text:p>-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3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6616" calcext:value-type="float">
            <text:p>-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71928" calcext:value-type="float">
            <text:p>-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3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81984" calcext:value-type="float">
            <text:p>-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2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9664" calcext:value-type="float">
            <text:p>-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2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894272" calcext:value-type="float">
            <text:p>-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99104" calcext:value-type="float">
            <text:p>-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286952" calcext:value-type="float">
            <text:p>-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543752" calcext:value-type="float">
            <text:p>-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99104" calcext:value-type="float">
            <text:p>-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1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286952" calcext:value-type="float">
            <text:p>-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894272" calcext:value-type="float">
            <text:p>-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0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782008" calcext:value-type="float">
            <text:p>-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90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55492" calcext:value-type="float">
            <text:p>-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9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07792" calcext:value-type="float">
            <text:p>-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8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77896" calcext:value-type="float">
            <text:p>-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7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3808" calcext:value-type="float">
            <text:p>-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7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48456" calcext:value-type="float">
            <text:p>-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6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35096" calcext:value-type="float">
            <text:p>-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6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14016" calcext:value-type="float">
            <text:p>-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6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1188" calcext:value-type="float">
            <text:p>-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1188" calcext:value-type="float">
            <text:p>-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5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19628" calcext:value-type="float">
            <text:p>-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880544" calcext:value-type="float">
            <text:p>-37.8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5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402008" calcext:value-type="float">
            <text:p>-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4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176456" calcext:value-type="float">
            <text:p>-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4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77056" calcext:value-type="float">
            <text:p>-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4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1816" calcext:value-type="float">
            <text:p>-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3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22192" calcext:value-type="float">
            <text:p>-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3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41776" calcext:value-type="float">
            <text:p>-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14928" calcext:value-type="float">
            <text:p>-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2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926264" calcext:value-type="float">
            <text:p>-37.9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1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0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1.7576" calcext:value-type="float">
            <text:p>-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80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15968" calcext:value-type="float">
            <text:p>-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9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1.7576" calcext:value-type="float">
            <text:p>-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425088" calcext:value-type="float">
            <text:p>-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8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4434" calcext:value-type="float">
            <text:p>-42.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8912" calcext:value-type="float">
            <text:p>-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7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5196" calcext:value-type="float">
            <text:p>-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7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6136" calcext:value-type="float">
            <text:p>-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7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1.6052" calcext:value-type="float">
            <text:p>-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7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1292" calcext:value-type="float">
            <text:p>-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6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8912" calcext:value-type="float">
            <text:p>-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6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1292" calcext:value-type="float">
            <text:p>-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6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9852" calcext:value-type="float">
            <text:p>-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6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8912" calcext:value-type="float">
            <text:p>-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5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5864" calcext:value-type="float">
            <text:p>-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3954" calcext:value-type="float">
            <text:p>-39.3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5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644848" calcext:value-type="float">
            <text:p>-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3484" calcext:value-type="float">
            <text:p>-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4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7096" calcext:value-type="float">
            <text:p>-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5008" calcext:value-type="float">
            <text:p>-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0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0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3568" calcext:value-type="float">
            <text:p>-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4904" calcext:value-type="float">
            <text:p>-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7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7012" calcext:value-type="float">
            <text:p>-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9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9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1188" calcext:value-type="float">
            <text:p>-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9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5196" calcext:value-type="float">
            <text:p>-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1584" calcext:value-type="float">
            <text:p>-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8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1584" calcext:value-type="float">
            <text:p>-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8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8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64" calcext:value-type="float">
            <text:p>-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8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53" calcext:value-type="float">
            <text:p>-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7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1584" calcext:value-type="float">
            <text:p>-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7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768" calcext:value-type="float">
            <text:p>-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7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6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53" calcext:value-type="float">
            <text:p>-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5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5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5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2628" calcext:value-type="float">
            <text:p>-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1208" calcext:value-type="float">
            <text:p>-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5008" calcext:value-type="float">
            <text:p>-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768" calcext:value-type="float">
            <text:p>-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2064" calcext:value-type="float">
            <text:p>-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4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2732" calcext:value-type="float">
            <text:p>-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2732" calcext:value-type="float">
            <text:p>-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2732" calcext:value-type="float">
            <text:p>-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636" calcext:value-type="float">
            <text:p>-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6.0248" calcext:value-type="float">
            <text:p>-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016" calcext:value-type="float">
            <text:p>-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8912" calcext:value-type="float">
            <text:p>-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5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6448" calcext:value-type="float">
            <text:p>-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3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1396" calcext:value-type="float">
            <text:p>-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53" calcext:value-type="float">
            <text:p>-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6448" calcext:value-type="float">
            <text:p>-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6448" calcext:value-type="float">
            <text:p>-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2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0352" calcext:value-type="float">
            <text:p>-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1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6448" calcext:value-type="float">
            <text:p>-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0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4068" calcext:value-type="float">
            <text:p>-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0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2544" calcext:value-type="float">
            <text:p>-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60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2544" calcext:value-type="float">
            <text:p>-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59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6448" calcext:value-type="float">
            <text:p>-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59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4068" calcext:value-type="float">
            <text:p>-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58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7784" calcext:value-type="float">
            <text:p>-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57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24144" calcext:value-type="float">
            <text:p>-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303</text:p>
          </table:table-cell>
          <table:table-cell office:value-type="string" calcext:value-type="string">
            <text:p>195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3024" calcext:value-type="float">
            <text:p>-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06" meta:object-count="0"/>
    <meta:user-defined meta:name="AppVersion">3.0</meta:user-defined>
  </office:meta>
</office:document-meta>
</file>